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94.65pt"/>
    </style:style>
    <style:style style:name="co5" style:family="table-column">
      <style:table-column-properties fo:break-before="auto" style:column-width="114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order-left="none" fo:border-right="0.74pt double-thin #000000" style:border-line-width-right="0.51pt 0.11pt 0.51pt" fo:border-top="none"/>
    </style:style>
    <style:style style:name="ce3" style:family="table-cell" style:parent-style-name="Default">
      <style:table-cell-properties fo:border-bottom="0.74pt solid #000000" fo:border-left="none" fo:border-right="0.74pt double-thin #000000" style:border-line-width-right="0.51pt 0.11pt 0.51pt" fo:border-top="0.74pt solid #000000"/>
    </style:style>
    <style:style style:name="ce4" style:family="table-cell" style:parent-style-name="Default">
      <style:table-cell-properties fo:border-bottom="none" fo:wrap-option="wrap" fo:border-left="none" fo:border-right="0.74pt double-thin #000000" style:border-line-width-right="0.51pt 0.11pt 0.51pt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jk msegs</text:p>
          </table:table-cell>
          <table:table-cell office:value-type="string" calcext:value-type="string">
            <text:p>jki msegs</text:p>
          </table:table-cell>
          <table:table-cell table:style-name="ce2" office:value-type="string" calcext:value-type="string">
            <text:p>kij msegs</text:p>
          </table:table-cell>
          <table:table-cell office:value-type="string" calcext:value-type="string">
            <text:p>ijk mflops</text:p>
          </table:table-cell>
          <table:table-cell office:value-type="string" calcext:value-type="string">
            <text:p>jki</text:p>
          </table:table-cell>
          <table:table-cell office:value-type="string" calcext:value-type="string">
            <text:p>kij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88.215001" calcext:value-type="float">
            <text:p>88.215001</text:p>
          </table:table-cell>
          <table:table-cell table:style-name="ce1" office:value-type="float" office:value="123.486004" calcext:value-type="float">
            <text:p>123.486004</text:p>
          </table:table-cell>
          <table:table-cell table:style-name="ce3" office:value-type="float" office:value="93.674001" calcext:value-type="float">
            <text:p>93.674001</text:p>
          </table:table-cell>
          <table:table-cell table:formula="of:=([.B9]/[.B3]*10^3)/(10^6)" office:value-type="float" office:value="380.371043695845" calcext:value-type="float">
            <text:p>380.371043695845</text:p>
          </table:table-cell>
          <table:table-cell table:formula="of:=([.C9]/[.C3]*10^3)/(10^6)" office:value-type="float" office:value="271.726599882526" calcext:value-type="float">
            <text:p>271.726599882526</text:p>
          </table:table-cell>
          <table:table-cell table:formula="of:=([.D9]/[.D3]*10^3)/(10^6)" office:value-type="float" office:value="358.204321816039" calcext:value-type="float">
            <text:p>358.20432181603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92.423014" calcext:value-type="float">
            <text:p>492.423014</text:p>
          </table:table-cell>
          <table:table-cell table:style-name="ce1" office:value-type="float" office:value="798.592983" calcext:value-type="float">
            <text:p>798.592983</text:p>
          </table:table-cell>
          <table:table-cell table:style-name="ce4" office:value-type="float" office:value="504.450006" calcext:value-type="float">
            <text:p>504.450006</text:p>
          </table:table-cell>
          <table:table-cell table:formula="of:=([.B10]/[.B4]*10^3)/(10^6)" office:value-type="float" office:value="545.131824403317" calcext:value-type="float">
            <text:p>545.131824403317</text:p>
          </table:table-cell>
          <table:table-cell table:formula="of:=([.C10]/[.C4]*10^3)/(10^6)" office:value-type="float" office:value="336.135505463113" calcext:value-type="float">
            <text:p>336.135505463113</text:p>
          </table:table-cell>
          <table:table-cell table:formula="of:=([.D10]/[.D4]*10^3)/(10^6)" office:value-type="float" office:value="532.134904960235" calcext:value-type="float">
            <text:p>532.13490496023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1" office:value-type="float" office:value="3036.672941" calcext:value-type="float">
            <text:p>3036.672941</text:p>
          </table:table-cell>
          <table:table-cell table:style-name="ce1" office:value-type="float" office:value="7008.697035" calcext:value-type="float">
            <text:p>7008.697035</text:p>
          </table:table-cell>
          <table:table-cell table:style-name="ce4" office:value-type="float" office:value="3044.518113" calcext:value-type="float">
            <text:p>3044.518113</text:p>
          </table:table-cell>
          <table:table-cell table:formula="of:=([.B11]/[.B5]*10^3)/(10^6)" office:value-type="float" office:value="707.18305518039" calcext:value-type="float">
            <text:p>707.18305518039</text:p>
          </table:table-cell>
          <table:table-cell table:formula="of:=([.C11]/[.C5]*10^3)/(10^6)" office:value-type="float" office:value="306.402693293191" calcext:value-type="float">
            <text:p>306.402693293191</text:p>
          </table:table-cell>
          <table:table-cell table:formula="of:=([.D11]/[.D5]*10^3)/(10^6)" office:value-type="float" office:value="705.360772475063" calcext:value-type="float">
            <text:p>705.36077247506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256^3)*2" office:value-type="float" office:value="33554432" calcext:value-type="float">
            <text:p>33554432</text:p>
          </table:table-cell>
          <table:table-cell table:formula="of:=(256^3)*2" office:value-type="float" office:value="33554432" calcext:value-type="float">
            <text:p>33554432</text:p>
          </table:table-cell>
          <table:table-cell table:formula="of:=(256^3)*2" office:value-type="float" office:value="33554432" calcext:value-type="float">
            <text:p>3355443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ijk msegs</text:p>
          </table:table-cell>
          <table:table-cell office:value-type="string" calcext:value-type="string">
            <text:p>jki msegs</text:p>
          </table:table-cell>
          <table:table-cell table:style-name="ce2" office:value-type="string" calcext:value-type="string">
            <text:p>kij msegs</text:p>
          </table:table-cell>
          <table:table-cell office:value-type="string" calcext:value-type="string">
            <text:p>ijk mflops</text:p>
          </table:table-cell>
          <table:table-cell office:value-type="string" calcext:value-type="string">
            <text:p>jki</text:p>
          </table:table-cell>
          <table:table-cell office:value-type="string" calcext:value-type="string">
            <text:p>kij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" office:value-type="float" office:value="52.743001" calcext:value-type="float">
            <text:p>52.743001</text:p>
          </table:table-cell>
          <table:table-cell table:style-name="ce1" office:value-type="float" office:value="77.407999" calcext:value-type="float">
            <text:p>77.407999</text:p>
          </table:table-cell>
          <table:table-cell table:style-name="ce3" office:value-type="float" office:value="44.883001" calcext:value-type="float">
            <text:p>44.883001</text:p>
          </table:table-cell>
          <table:table-cell table:formula="of:=([.B24]/[.B18]*10^3)/(10^6)" office:value-type="float" office:value="636.187387213708" calcext:value-type="float">
            <text:p>636.187387213708</text:p>
          </table:table-cell>
          <table:table-cell table:formula="of:=([.C24]/[.C18]*10^3)/(10^6)" office:value-type="float" office:value="433.474995265024" calcext:value-type="float">
            <text:p>433.474995265024</text:p>
          </table:table-cell>
          <table:table-cell table:formula="of:=([.D24]/[.D18]*10^3)/(10^6)" office:value-type="float" office:value="747.597782064528" calcext:value-type="float">
            <text:p>747.5977820645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" office:value-type="float" office:value="445.53501" calcext:value-type="float">
            <text:p>445.53501</text:p>
          </table:table-cell>
          <table:table-cell table:style-name="ce1" office:value-type="float" office:value="637.663018" calcext:value-type="float">
            <text:p>637.663018</text:p>
          </table:table-cell>
          <table:table-cell table:style-name="ce1" office:value-type="float" office:value="347.332993" calcext:value-type="float">
            <text:p>347.332993</text:p>
          </table:table-cell>
          <table:table-cell table:formula="of:=([.B25]/[.B19]*10^3)/(10^6)" office:value-type="float" office:value="602.50137469556" calcext:value-type="float">
            <text:p>602.50137469556</text:p>
          </table:table-cell>
          <table:table-cell table:formula="of:=([.C25]/[.C19]*10^3)/(10^6)" office:value-type="float" office:value="420.967577580295" calcext:value-type="float">
            <text:p>420.967577580295</text:p>
          </table:table-cell>
          <table:table-cell table:formula="of:=([.D25]/[.D19]*10^3)/(10^6)" office:value-type="float" office:value="772.8475595752" calcext:value-type="float">
            <text:p>772.847559575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1" office:value-type="float" office:value="4762.144024" calcext:value-type="float">
            <text:p>4762.144024</text:p>
          </table:table-cell>
          <table:table-cell table:style-name="ce1" office:value-type="float" office:value="8521.814188" calcext:value-type="float">
            <text:p>8521.814188</text:p>
          </table:table-cell>
          <table:table-cell table:style-name="ce1" office:value-type="float" office:value="2625.589957" calcext:value-type="float">
            <text:p>2625.589957</text:p>
          </table:table-cell>
          <table:table-cell table:formula="of:=([.B26]/[.B20]*10^3)/(10^6)" office:value-type="float" office:value="450.948908134073" calcext:value-type="float">
            <text:p>450.948908134073</text:p>
          </table:table-cell>
          <table:table-cell table:formula="of:=([.C26]/[.C20]*10^3)/(10^6)" office:value-type="float" office:value="251.998412617818" calcext:value-type="float">
            <text:p>251.998412617818</text:p>
          </table:table-cell>
          <table:table-cell table:formula="of:=([.D26]/[.D20]*10^3)/(10^6)" office:value-type="float" office:value="817.905188231949" calcext:value-type="float">
            <text:p>817.90518823194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256^3)*2" office:value-type="float" office:value="33554432" calcext:value-type="float">
            <text:p>33554432</text:p>
          </table:table-cell>
          <table:table-cell table:formula="of:=(256^3)*2" office:value-type="float" office:value="33554432" calcext:value-type="float">
            <text:p>33554432</text:p>
          </table:table-cell>
          <table:table-cell table:formula="of:=(256^3)*2" office:value-type="float" office:value="33554432" calcext:value-type="float">
            <text:p>3355443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formula="of:=(512^3)*2"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formula="of:=(1024^3)*2" office:value-type="float" office:value="2147483648" calcext:value-type="float">
            <text:p>21474836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18:36.898182609</meta:creation-date>
    <dc:date>2017-04-21T10:49:57.373036948</dc:date>
    <meta:editing-duration>PT8M19S</meta:editing-duration>
    <meta:editing-cycles>1</meta:editing-cycles>
    <meta:document-statistic meta:table-count="1" meta:cell-count="80" meta:object-count="0"/>
    <meta:generator>LibreOffice/5.2.3.3$Linux_X86_64 LibreOffice_project/20m0$Build-3</meta:generator>
  </office:meta>
</office:document-meta>
</file>